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3.359">
            <text:p>13.359</text:p>
          </table:table-cell>
          <table:table-cell office:value-type="float" office:value="1112">
            <text:p>1112</text:p>
          </table:table-cell>
          <table:table-cell office:value-type="float" office:value="102.43">
            <text:p>102.43</text:p>
          </table:table-cell>
          <table:table-cell office:value-type="float" office:value="100">
            <text:p>100</text:p>
          </table:table-cell>
          <table:table-cell table:formula="of:=POWER((LOG([.F1]; 2) / LOG([.$F$19]; 2)); [.$L$1])" office:value-type="float" office:value="0.30232772604653">
            <text:p>0.302327726</text:p>
          </table:table-cell>
          <table:table-cell table:style-name="ce1" table:formula="of:=[.$E$19]*[.G1]" office:value-type="float" office:value="114.390532393321">
            <text:p>114.3905323933</text:p>
          </table:table-cell>
          <table:table-cell table:number-columns-repeated="2"/>
          <table:table-cell office:value-type="string">
            <text:p>exponent: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14.301">
            <text:p>14.301</text:p>
          </table:table-cell>
          <table:table-cell office:value-type="float" office:value="1261">
            <text:p>1261</text:p>
          </table:table-cell>
          <table:table-cell office:value-type="float" office:value="113.058">
            <text:p>113.058</text:p>
          </table:table-cell>
          <table:table-cell office:value-type="float" office:value="120">
            <text:p>120</text:p>
          </table:table-cell>
          <table:table-cell table:formula="of:=POWER((LOG([.F2]; 2) / LOG([.$F$19]; 2)); [.$L$1])" office:value-type="float" office:value="0.329671212943028">
            <text:p>0.3296712129</text:p>
          </table:table-cell>
          <table:table-cell table:style-name="ce1" table:formula="of:=[.$E$19]*[.G2]" office:value-type="float" office:value="124.736378156402">
            <text:p>124.7363781564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15.53">
            <text:p>15.53</text:p>
          </table:table-cell>
          <table:table-cell office:value-type="float" office:value="1261">
            <text:p>1261</text:p>
          </table:table-cell>
          <table:table-cell office:value-type="float" office:value="117.868">
            <text:p>117.868</text:p>
          </table:table-cell>
          <table:table-cell office:value-type="float" office:value="144">
            <text:p>144</text:p>
          </table:table-cell>
          <table:table-cell table:formula="of:=POWER((LOG([.F3]; 2) / LOG([.$F$19]; 2)); [.$L$1])" office:value-type="float" office:value="0.358326119431846">
            <text:p>0.3583261194</text:p>
          </table:table-cell>
          <table:table-cell table:style-name="ce1" table:formula="of:=[.$E$19]*[.G3]" office:value-type="float" office:value="135.57842050495">
            <text:p>135.578420505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1">
            <text:p>71</text:p>
          </table:table-cell>
          <table:table-cell office:value-type="float" office:value="16.614">
            <text:p>16.614</text:p>
          </table:table-cell>
          <table:table-cell office:value-type="float" office:value="1261">
            <text:p>1261</text:p>
          </table:table-cell>
          <table:table-cell office:value-type="float" office:value="131.541">
            <text:p>131.541</text:p>
          </table:table-cell>
          <table:table-cell office:value-type="float" office:value="172">
            <text:p>172</text:p>
          </table:table-cell>
          <table:table-cell table:formula="of:=POWER((LOG([.F4]; 2) / LOG([.$F$19]; 2)); [.$L$1])" office:value-type="float" office:value="0.387524294721861">
            <text:p>0.3875242947</text:p>
          </table:table-cell>
          <table:table-cell table:style-name="ce1" table:formula="of:=[.$E$19]*[.G4]" office:value-type="float" office:value="146.626017296732">
            <text:p>146.6260172967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3">
            <text:p>73</text:p>
          </table:table-cell>
          <table:table-cell office:value-type="float" office:value="18.078">
            <text:p>18.078</text:p>
          </table:table-cell>
          <table:table-cell office:value-type="float" office:value="2098">
            <text:p>2098</text:p>
          </table:table-cell>
          <table:table-cell office:value-type="float" office:value="149.257">
            <text:p>149.257</text:p>
          </table:table-cell>
          <table:table-cell office:value-type="float" office:value="206">
            <text:p>206</text:p>
          </table:table-cell>
          <table:table-cell table:formula="of:=POWER((LOG([.F5]; 2) / LOG([.$F$19]; 2)); [.$L$1])" office:value-type="float" office:value="0.418461776313521">
            <text:p>0.4184617763</text:p>
          </table:table-cell>
          <table:table-cell table:style-name="ce1" table:formula="of:=[.$E$19]*[.G5]" office:value-type="float" office:value="158.331708456642">
            <text:p>158.331708456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7">
            <text:p>87</text:p>
          </table:table-cell>
          <table:table-cell office:value-type="float" office:value="19.426">
            <text:p>19.426</text:p>
          </table:table-cell>
          <table:table-cell office:value-type="float" office:value="2098">
            <text:p>2098</text:p>
          </table:table-cell>
          <table:table-cell office:value-type="float" office:value="160.543">
            <text:p>160.543</text:p>
          </table:table-cell>
          <table:table-cell office:value-type="float" office:value="247">
            <text:p>247</text:p>
          </table:table-cell>
          <table:table-cell table:formula="of:=POWER((LOG([.F6]; 2) / LOG([.$F$19]; 2)); [.$L$1])" office:value-type="float" office:value="0.450921196363947">
            <text:p>0.4509211964</text:p>
          </table:table-cell>
          <table:table-cell table:style-name="ce1" table:formula="of:=[.$E$19]*[.G6]" office:value-type="float" office:value="170.613249383441">
            <text:p>170.613249383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6">
            <text:p>86</text:p>
          </table:table-cell>
          <table:table-cell office:value-type="float" office:value="20.879">
            <text:p>20.879</text:p>
          </table:table-cell>
          <table:table-cell office:value-type="float" office:value="2363">
            <text:p>2363</text:p>
          </table:table-cell>
          <table:table-cell office:value-type="float" office:value="172.824">
            <text:p>172.824</text:p>
          </table:table-cell>
          <table:table-cell office:value-type="float" office:value="296">
            <text:p>296</text:p>
          </table:table-cell>
          <table:table-cell table:formula="of:=POWER((LOG([.F7]; 2) / LOG([.$F$19]; 2)); [.$L$1])" office:value-type="float" office:value="0.48462033681488">
            <text:p>0.4846203368</text:p>
          </table:table-cell>
          <table:table-cell table:style-name="ce1" table:formula="of:=[.$E$19]*[.G7]" office:value-type="float" office:value="183.363858359299">
            <text:p>183.3638583593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3">
            <text:p>93</text:p>
          </table:table-cell>
          <table:table-cell office:value-type="float" office:value="22.56">
            <text:p>22.56</text:p>
          </table:table-cell>
          <table:table-cell office:value-type="float" office:value="3368">
            <text:p>3368</text:p>
          </table:table-cell>
          <table:table-cell office:value-type="float" office:value="191.938">
            <text:p>191.938</text:p>
          </table:table-cell>
          <table:table-cell office:value-type="float" office:value="355">
            <text:p>355</text:p>
          </table:table-cell>
          <table:table-cell table:formula="of:=POWER((LOG([.F8]; 2) / LOG([.$F$19]; 2)); [.$L$1])" office:value-type="float" office:value="0.519819315456043">
            <text:p>0.5198193155</text:p>
          </table:table-cell>
          <table:table-cell table:style-name="ce1" table:formula="of:=[.$E$19]*[.G8]" office:value-type="float" office:value="196.681955111841">
            <text:p>196.6819551118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">
            <text:p>99</text:p>
          </table:table-cell>
          <table:table-cell office:value-type="float" office:value="23.772">
            <text:p>23.772</text:p>
          </table:table-cell>
          <table:table-cell office:value-type="float" office:value="3368">
            <text:p>3368</text:p>
          </table:table-cell>
          <table:table-cell office:value-type="float" office:value="209.453">
            <text:p>209.453</text:p>
          </table:table-cell>
          <table:table-cell office:value-type="float" office:value="426">
            <text:p>426</text:p>
          </table:table-cell>
          <table:table-cell table:formula="of:=POWER((LOG([.F9]; 2) / LOG([.$F$19]; 2)); [.$L$1])" office:value-type="float" office:value="0.556499747308797">
            <text:p>0.5564997473</text:p>
          </table:table-cell>
          <table:table-cell table:style-name="ce1" table:formula="of:=[.$E$19]*[.G9]" office:value-type="float" office:value="210.56058339024">
            <text:p>210.5605833902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7">
            <text:p>107</text:p>
          </table:table-cell>
          <table:table-cell office:value-type="float" office:value="24.508">
            <text:p>24.508</text:p>
          </table:table-cell>
          <table:table-cell office:value-type="float" office:value="3368">
            <text:p>3368</text:p>
          </table:table-cell>
          <table:table-cell office:value-type="float" office:value="221.638">
            <text:p>221.638</text:p>
          </table:table-cell>
          <table:table-cell office:value-type="float" office:value="511">
            <text:p>511</text:p>
          </table:table-cell>
          <table:table-cell table:formula="of:=POWER((LOG([.F10]; 2) / LOG([.$F$19]; 2)); [.$L$1])" office:value-type="float" office:value="0.594481187924488">
            <text:p>0.5944811879</text:p>
          </table:table-cell>
          <table:table-cell table:style-name="ce1" table:formula="of:=[.$E$19]*[.G10]" office:value-type="float" office:value="224.931469150237">
            <text:p>224.9314691502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6">
            <text:p>116</text:p>
          </table:table-cell>
          <table:table-cell office:value-type="float" office:value="26.492">
            <text:p>26.492</text:p>
          </table:table-cell>
          <table:table-cell office:value-type="float" office:value="5913">
            <text:p>5913</text:p>
          </table:table-cell>
          <table:table-cell office:value-type="float" office:value="234.809">
            <text:p>234.809</text:p>
          </table:table-cell>
          <table:table-cell office:value-type="float" office:value="613">
            <text:p>613</text:p>
          </table:table-cell>
          <table:table-cell table:formula="of:=POWER((LOG([.F11]; 2) / LOG([.$F$19]; 2)); [.$L$1])" office:value-type="float" office:value="0.633864643981375">
            <text:p>0.633864644</text:p>
          </table:table-cell>
          <table:table-cell table:style-name="ce1" table:formula="of:=[.$E$19]*[.G11]" office:value-type="float" office:value="239.832829884657">
            <text:p>239.8328298847</text:p>
          </table:table-cell>
          <table:table-cell table:number-columns-repeated="4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27">
            <text:p>127</text:p>
          </table:table-cell>
          <table:table-cell office:value-type="float" office:value="28.197">
            <text:p>28.197</text:p>
          </table:table-cell>
          <table:table-cell office:value-type="float" office:value="5913">
            <text:p>5913</text:p>
          </table:table-cell>
          <table:table-cell office:value-type="float" office:value="248.954">
            <text:p>248.954</text:p>
          </table:table-cell>
          <table:table-cell office:value-type="float" office:value="735">
            <text:p>735</text:p>
          </table:table-cell>
          <table:table-cell table:formula="of:=POWER((LOG([.F12]; 2) / LOG([.$F$19]; 2)); [.$L$1])" office:value-type="float" office:value="0.674534356340677">
            <text:p>0.6745343563</text:p>
          </table:table-cell>
          <table:table-cell table:style-name="ce1" table:formula="of:=[.$E$19]*[.G12]" office:value-type="float" office:value="255.220866271196">
            <text:p>255.2208662712</text:p>
          </table:table-cell>
          <table:table-cell table:number-columns-repeated="4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39">
            <text:p>139</text:p>
          </table:table-cell>
          <table:table-cell office:value-type="float" office:value="29.206">
            <text:p>29.206</text:p>
          </table:table-cell>
          <table:table-cell office:value-type="float" office:value="10528">
            <text:p>10528</text:p>
          </table:table-cell>
          <table:table-cell office:value-type="float" office:value="274.362">
            <text:p>274.362</text:p>
          </table:table-cell>
          <table:table-cell office:value-type="float" office:value="882">
            <text:p>882</text:p>
          </table:table-cell>
          <table:table-cell table:formula="of:=POWER((LOG([.F13]; 2) / LOG([.$F$19]; 2)); [.$L$1])" office:value-type="float" office:value="0.716795695025791">
            <text:p>0.716795695</text:p>
          </table:table-cell>
          <table:table-cell table:style-name="ce1" table:formula="of:=[.$E$19]*[.G13]" office:value-type="float" office:value="271.211119944128">
            <text:p>271.2111199441</text:p>
          </table:table-cell>
          <table:table-cell table:number-columns-repeated="4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3">
            <text:p>133</text:p>
          </table:table-cell>
          <table:table-cell office:value-type="float" office:value="30.215">
            <text:p>30.215</text:p>
          </table:table-cell>
          <table:table-cell office:value-type="float" office:value="10528">
            <text:p>10528</text:p>
          </table:table-cell>
          <table:table-cell office:value-type="float" office:value="280.137">
            <text:p>280.137</text:p>
          </table:table-cell>
          <table:table-cell office:value-type="float" office:value="1058">
            <text:p>1058</text:p>
          </table:table-cell>
          <table:table-cell table:formula="of:=POWER((LOG([.F14]; 2) / LOG([.$F$19]; 2)); [.$L$1])" office:value-type="float" office:value="0.760385805294044">
            <text:p>0.7603858053</text:p>
          </table:table-cell>
          <table:table-cell table:style-name="ce1" table:formula="of:=[.$E$19]*[.G14]" office:value-type="float" office:value="287.704135605886">
            <text:p>287.7041356059</text:p>
          </table:table-cell>
          <table:table-cell table:number-columns-repeated="4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53">
            <text:p>153</text:p>
          </table:table-cell>
          <table:table-cell office:value-type="float" office:value="32.18">
            <text:p>32.18</text:p>
          </table:table-cell>
          <table:table-cell office:value-type="float" office:value="10528">
            <text:p>10528</text:p>
          </table:table-cell>
          <table:table-cell office:value-type="float" office:value="297.726">
            <text:p>297.726</text:p>
          </table:table-cell>
          <table:table-cell office:value-type="float" office:value="1269">
            <text:p>1269</text:p>
          </table:table-cell>
          <table:table-cell table:formula="of:=POWER((LOG([.F15]; 2) / LOG([.$F$19]; 2)); [.$L$1])" office:value-type="float" office:value="0.805375683295999">
            <text:p>0.8053756833</text:p>
          </table:table-cell>
          <table:table-cell table:style-name="ce1" table:formula="of:=[.$E$19]*[.G15]" office:value-type="float" office:value="304.726775785974">
            <text:p>304.726775786</text:p>
          </table:table-cell>
          <table:table-cell table:number-columns-repeated="4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2">
            <text:p>162</text:p>
          </table:table-cell>
          <table:table-cell office:value-type="float" office:value="33.972">
            <text:p>33.972</text:p>
          </table:table-cell>
          <table:table-cell office:value-type="float" office:value="21088">
            <text:p>21088</text:p>
          </table:table-cell>
          <table:table-cell office:value-type="float" office:value="325.207">
            <text:p>325.207</text:p>
          </table:table-cell>
          <table:table-cell office:value-type="float" office:value="1522">
            <text:p>1522</text:p>
          </table:table-cell>
          <table:table-cell table:formula="of:=POWER((LOG([.F16]; 2) / LOG([.$F$19]; 2)); [.$L$1])" office:value-type="float" office:value="0.851782423056555">
            <text:p>0.8517824231</text:p>
          </table:table-cell>
          <table:table-cell table:style-name="ce1" table:formula="of:=[.$E$19]*[.G16]" office:value-type="float" office:value="322.285508282216">
            <text:p>322.2855082822</text:p>
          </table:table-cell>
          <table:table-cell table:number-columns-repeated="4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64">
            <text:p>164</text:p>
          </table:table-cell>
          <table:table-cell office:value-type="float" office:value="36.125">
            <text:p>36.125</text:p>
          </table:table-cell>
          <table:table-cell office:value-type="float" office:value="21088">
            <text:p>21088</text:p>
          </table:table-cell>
          <table:table-cell office:value-type="float" office:value="339.042">
            <text:p>339.042</text:p>
          </table:table-cell>
          <table:table-cell office:value-type="float" office:value="1826">
            <text:p>1826</text:p>
          </table:table-cell>
          <table:table-cell table:formula="of:=POWER((LOG([.F17]; 2) / LOG([.$F$19]; 2)); [.$L$1])" office:value-type="float" office:value="0.899709032572806">
            <text:p>0.8997090326</text:p>
          </table:table-cell>
          <table:table-cell table:style-name="ce1" table:formula="of:=[.$E$19]*[.G17]" office:value-type="float" office:value="340.419307818442">
            <text:p>340.4193078184</text:p>
          </table:table-cell>
          <table:table-cell table:number-columns-repeated="4"/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65">
            <text:p>165</text:p>
          </table:table-cell>
          <table:table-cell office:value-type="float" office:value="37.182">
            <text:p>37.182</text:p>
          </table:table-cell>
          <table:table-cell office:value-type="float" office:value="21088">
            <text:p>21088</text:p>
          </table:table-cell>
          <table:table-cell office:value-type="float" office:value="357.726">
            <text:p>357.726</text:p>
          </table:table-cell>
          <table:table-cell office:value-type="float" office:value="2191">
            <text:p>2191</text:p>
          </table:table-cell>
          <table:table-cell table:formula="of:=POWER((LOG([.F18]; 2) / LOG([.$F$19]; 2)); [.$L$1])" office:value-type="float" office:value="0.949121816200933">
            <text:p>0.9491218162</text:p>
          </table:table-cell>
          <table:table-cell table:style-name="ce1" table:formula="of:=[.$E$19]*[.G18]" office:value-type="float" office:value="359.115425108682">
            <text:p>359.1154251087</text:p>
          </table:table-cell>
          <table:table-cell table:number-columns-repeated="4"/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85">
            <text:p>185</text:p>
          </table:table-cell>
          <table:table-cell office:value-type="float" office:value="39.609">
            <text:p>39.609</text:p>
          </table:table-cell>
          <table:table-cell office:value-type="float" office:value="32877">
            <text:p>32877</text:p>
          </table:table-cell>
          <table:table-cell office:value-type="float" office:value="378.366">
            <text:p>378.366</text:p>
          </table:table-cell>
          <table:table-cell office:value-type="float" office:value="2629">
            <text:p>2629</text:p>
          </table:table-cell>
          <table:table-cell table:formula="of:=POWER((LOG([.F19]; 2) / LOG([.$F$19]; 2)); [.$L$1])" office:value-type="float" office:value="1">
            <text:p>1</text:p>
          </table:table-cell>
          <table:table-cell table:style-name="ce1" table:formula="of:=[.$E$19]*[.G19]" office:value-type="float" office:value="378.366">
            <text:p>378.366</text:p>
          </table:table-cell>
          <table:table-cell table:number-columns-repeated="4"/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92">
            <text:p>192</text:p>
          </table:table-cell>
          <table:table-cell office:value-type="float" office:value="41.962">
            <text:p>41.962</text:p>
          </table:table-cell>
          <table:table-cell office:value-type="float" office:value="32877">
            <text:p>32877</text:p>
          </table:table-cell>
          <table:table-cell office:value-type="float" office:value="389.919">
            <text:p>389.919</text:p>
          </table:table-cell>
          <table:table-cell office:value-type="float" office:value="3154">
            <text:p>3154</text:p>
          </table:table-cell>
          <table:table-cell table:formula="of:=POWER((LOG([.F20]; 2) / LOG([.$F$19]; 2)); [.$L$1])" office:value-type="float" office:value="1.05229569949814">
            <text:p>1.0522956995</text:p>
          </table:table-cell>
          <table:table-cell table:style-name="ce1" table:formula="of:=[.$E$19]*[.G20]" office:value-type="float" office:value="398.152914636313">
            <text:p>398.1529146363</text:p>
          </table:table-cell>
          <table:table-cell table:number-columns-repeated="4"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96">
            <text:p>196</text:p>
          </table:table-cell>
          <table:table-cell office:value-type="float" office:value="43.881">
            <text:p>43.881</text:p>
          </table:table-cell>
          <table:table-cell office:value-type="float" office:value="32877">
            <text:p>32877</text:p>
          </table:table-cell>
          <table:table-cell office:value-type="float" office:value="409.572">
            <text:p>409.572</text:p>
          </table:table-cell>
          <table:table-cell office:value-type="float" office:value="3784">
            <text:p>3784</text:p>
          </table:table-cell>
          <table:table-cell table:formula="of:=POWER((LOG([.F21]; 2) / LOG([.$F$19]; 2)); [.$L$1])" office:value-type="float" office:value="1.1060781378727">
            <text:p>1.1060781379</text:p>
          </table:table-cell>
          <table:table-cell table:style-name="ce1" table:formula="of:=[.$E$19]*[.G21]" office:value-type="float" office:value="418.50236071434">
            <text:p>418.5023607143</text:p>
          </table:table-cell>
          <table:table-cell table:number-columns-repeated="4"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09">
            <text:p>209</text:p>
          </table:table-cell>
          <table:table-cell office:value-type="float" office:value="43.872">
            <text:p>43.872</text:p>
          </table:table-cell>
          <table:table-cell office:value-type="float" office:value="57477">
            <text:p>57477</text:p>
          </table:table-cell>
          <table:table-cell office:value-type="float" office:value="434.851">
            <text:p>434.851</text:p>
          </table:table-cell>
          <table:table-cell office:value-type="float" office:value="4540">
            <text:p>4540</text:p>
          </table:table-cell>
          <table:table-cell table:formula="of:=POWER((LOG([.F22]; 2) / LOG([.$F$19]; 2)); [.$L$1])" office:value-type="float" office:value="1.16135378596822">
            <text:p>1.161353786</text:p>
          </table:table-cell>
          <table:table-cell table:style-name="ce1" table:formula="of:=[.$E$19]*[.G22]" office:value-type="float" office:value="439.416786581652">
            <text:p>439.4167865817</text:p>
          </table:table-cell>
          <table:table-cell table:number-columns-repeated="4"/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22">
            <text:p>222</text:p>
          </table:table-cell>
          <table:table-cell office:value-type="float" office:value="45.917">
            <text:p>45.917</text:p>
          </table:table-cell>
          <table:table-cell office:value-type="float" office:value="57477">
            <text:p>57477</text:p>
          </table:table-cell>
          <table:table-cell office:value-type="float" office:value="452.593">
            <text:p>452.593</text:p>
          </table:table-cell>
          <table:table-cell office:value-type="float" office:value="5448">
            <text:p>5448</text:p>
          </table:table-cell>
          <table:table-cell table:formula="of:=POWER((LOG([.F23]; 2) / LOG([.$F$19]; 2)); [.$L$1])" office:value-type="float" office:value="1.21817550543052">
            <text:p>1.2181755054</text:p>
          </table:table-cell>
          <table:table-cell table:style-name="ce1" table:formula="of:=[.$E$19]*[.G23]" office:value-type="float" office:value="460.916193287724">
            <text:p>460.9161932877</text:p>
          </table:table-cell>
          <table:table-cell table:number-columns-repeated="4"/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28">
            <text:p>228</text:p>
          </table:table-cell>
          <table:table-cell office:value-type="float" office:value="47.394">
            <text:p>47.394</text:p>
          </table:table-cell>
          <table:table-cell office:value-type="float" office:value="57562">
            <text:p>57562</text:p>
          </table:table-cell>
          <table:table-cell office:value-type="float" office:value="474.746">
            <text:p>474.746</text:p>
          </table:table-cell>
          <table:table-cell office:value-type="float" office:value="6537">
            <text:p>6537</text:p>
          </table:table-cell>
          <table:table-cell table:formula="of:=POWER((LOG([.F24]; 2) / LOG([.$F$19]; 2)); [.$L$1])" office:value-type="float" office:value="1.27646818266045">
            <text:p>1.2764681827</text:p>
          </table:table-cell>
          <table:table-cell table:style-name="ce1" table:formula="of:=[.$E$19]*[.G24]" office:value-type="float" office:value="482.972160400503">
            <text:p>482.9721604005</text:p>
          </table:table-cell>
          <table:table-cell table:number-columns-repeated="4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41">
            <text:p>241</text:p>
          </table:table-cell>
          <table:table-cell office:value-type="float" office:value="49.923">
            <text:p>49.923</text:p>
          </table:table-cell>
          <table:table-cell office:value-type="float" office:value="101241">
            <text:p>101241</text:p>
          </table:table-cell>
          <table:table-cell office:value-type="float" office:value="499.579">
            <text:p>499.579</text:p>
          </table:table-cell>
          <table:table-cell office:value-type="float" office:value="7844">
            <text:p>7844</text:p>
          </table:table-cell>
          <table:table-cell table:formula="of:=POWER((LOG([.F25]; 2) / LOG([.$F$19]; 2)); [.$L$1])" office:value-type="float" office:value="1.33628084476131">
            <text:p>1.3362808448</text:p>
          </table:table-cell>
          <table:table-cell table:style-name="ce1" table:formula="of:=[.$E$19]*[.G25]" office:value-type="float" office:value="505.603238108958">
            <text:p>505.603238109</text:p>
          </table:table-cell>
          <table:table-cell table:number-columns-repeated="4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46">
            <text:p>246</text:p>
          </table:table-cell>
          <table:table-cell office:value-type="float" office:value="52.247">
            <text:p>52.247</text:p>
          </table:table-cell>
          <table:table-cell office:value-type="float" office:value="101241">
            <text:p>101241</text:p>
          </table:table-cell>
          <table:table-cell office:value-type="float" office:value="525.137">
            <text:p>525.137</text:p>
          </table:table-cell>
          <table:table-cell office:value-type="float" office:value="9412">
            <text:p>9412</text:p>
          </table:table-cell>
          <table:table-cell table:formula="of:=POWER((LOG([.F26]; 2) / LOG([.$F$19]; 2)); [.$L$1])" office:value-type="float" office:value="1.39759616603206">
            <text:p>1.397596166</text:p>
          </table:table-cell>
          <table:table-cell table:style-name="ce1" table:formula="of:=[.$E$19]*[.G26]" office:value-type="float" office:value="528.802870956886">
            <text:p>528.8028709569</text:p>
          </table:table-cell>
          <table:table-cell table:number-columns-repeated="4"/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47">
            <text:p>247</text:p>
          </table:table-cell>
          <table:table-cell office:value-type="float" office:value="54.639">
            <text:p>54.639</text:p>
          </table:table-cell>
          <table:table-cell office:value-type="float" office:value="101241">
            <text:p>101241</text:p>
          </table:table-cell>
          <table:table-cell office:value-type="float" office:value="546.11">
            <text:p>546.11</text:p>
          </table:table-cell>
          <table:table-cell office:value-type="float" office:value="11294">
            <text:p>11294</text:p>
          </table:table-cell>
          <table:table-cell table:formula="of:=POWER((LOG([.F27]; 2) / LOG([.$F$19]; 2)); [.$L$1])" office:value-type="float" office:value="1.46044948615163">
            <text:p>1.4604494862</text:p>
          </table:table-cell>
          <table:table-cell table:style-name="ce1" table:formula="of:=[.$E$19]*[.G27]" office:value-type="float" office:value="552.584430277248">
            <text:p>552.5844302772</text:p>
          </table:table-cell>
          <table:table-cell table:number-columns-repeated="4"/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78">
            <text:p>278</text:p>
          </table:table-cell>
          <table:table-cell office:value-type="float" office:value="56.979">
            <text:p>56.979</text:p>
          </table:table-cell>
          <table:table-cell office:value-type="float" office:value="177815">
            <text:p>177815</text:p>
          </table:table-cell>
          <table:table-cell office:value-type="float" office:value="572.398">
            <text:p>572.398</text:p>
          </table:table-cell>
          <table:table-cell office:value-type="float" office:value="13552">
            <text:p>13552</text:p>
          </table:table-cell>
          <table:table-cell table:formula="of:=POWER((LOG([.F28]; 2) / LOG([.$F$19]; 2)); [.$L$1])" office:value-type="float" office:value="1.52482281039714">
            <text:p>1.5248228104</text:p>
          </table:table-cell>
          <table:table-cell table:style-name="ce1" table:formula="of:=[.$E$19]*[.G28]" office:value-type="float" office:value="576.941107478726">
            <text:p>576.9411074787</text:p>
          </table:table-cell>
          <table:table-cell table:number-columns-repeated="4"/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93">
            <text:p>293</text:p>
          </table:table-cell>
          <table:table-cell office:value-type="float" office:value="60.586">
            <text:p>60.586</text:p>
          </table:table-cell>
          <table:table-cell office:value-type="float" office:value="177815">
            <text:p>177815</text:p>
          </table:table-cell>
          <table:table-cell office:value-type="float" office:value="595.704">
            <text:p>595.704</text:p>
          </table:table-cell>
          <table:table-cell office:value-type="float" office:value="16262">
            <text:p>16262</text:p>
          </table:table-cell>
          <table:table-cell table:formula="of:=POWER((LOG([.F29]; 2) / LOG([.$F$19]; 2)); [.$L$1])" office:value-type="float" office:value="1.59074359254581">
            <text:p>1.5907435925</text:p>
          </table:table-cell>
          <table:table-cell table:style-name="ce1" table:formula="of:=[.$E$19]*[.G29]" office:value-type="float" office:value="601.883290137189">
            <text:p>601.8832901372</text:p>
          </table:table-cell>
          <table:table-cell table:number-columns-repeated="4"/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295">
            <text:p>295</text:p>
          </table:table-cell>
          <table:table-cell office:value-type="float" office:value="62.066">
            <text:p>62.066</text:p>
          </table:table-cell>
          <table:table-cell office:value-type="float" office:value="308954">
            <text:p>308954</text:p>
          </table:table-cell>
          <table:table-cell office:value-type="float" office:value="632.517">
            <text:p>632.517</text:p>
          </table:table-cell>
          <table:table-cell office:value-type="float" office:value="19514">
            <text:p>19514</text:p>
          </table:table-cell>
          <table:table-cell table:formula="of:=POWER((LOG([.F30]; 2) / LOG([.$F$19]; 2)); [.$L$1])" office:value-type="float" office:value="1.65820806748283">
            <text:p>1.6582080675</text:p>
          </table:table-cell>
          <table:table-cell table:style-name="ce1" table:formula="of:=[.$E$19]*[.G30]" office:value-type="float" office:value="627.409553661209">
            <text:p>627.4095536612</text:p>
          </table:table-cell>
          <table:table-cell table:number-columns-repeated="4"/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296">
            <text:p>296</text:p>
          </table:table-cell>
          <table:table-cell office:value-type="float" office:value="65.329">
            <text:p>65.329</text:p>
          </table:table-cell>
          <table:table-cell office:value-type="float" office:value="308954">
            <text:p>308954</text:p>
          </table:table-cell>
          <table:table-cell office:value-type="float" office:value="649.75">
            <text:p>649.75</text:p>
          </table:table-cell>
          <table:table-cell office:value-type="float" office:value="23416">
            <text:p>23416</text:p>
          </table:table-cell>
          <table:table-cell table:formula="of:=POWER((LOG([.F31]; 2) / LOG([.$F$19]; 2)); [.$L$1])" office:value-type="float" office:value="1.72721615978149">
            <text:p>1.7272161598</text:p>
          </table:table-cell>
          <table:table-cell table:style-name="ce1" table:formula="of:=[.$E$19]*[.G31]" office:value-type="float" office:value="653.519869511884">
            <text:p>653.5198695119</text:p>
          </table:table-cell>
          <table:table-cell table:number-columns-repeated="4"/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10">
            <text:p>310</text:p>
          </table:table-cell>
          <table:table-cell office:value-type="float" office:value="65.505">
            <text:p>65.505</text:p>
          </table:table-cell>
          <table:table-cell office:value-type="float" office:value="308954">
            <text:p>308954</text:p>
          </table:table-cell>
          <table:table-cell office:value-type="float" office:value="679.446">
            <text:p>679.446</text:p>
          </table:table-cell>
          <table:table-cell office:value-type="float" office:value="28099">
            <text:p>28099</text:p>
          </table:table-cell>
          <table:table-cell table:formula="of:=POWER((LOG([.F32]; 2) / LOG([.$F$19]; 2)); [.$L$1])" office:value-type="float" office:value="1.79778998081385">
            <text:p>1.7977899808</text:p>
          </table:table-cell>
          <table:table-cell table:style-name="ce1" table:formula="of:=[.$E$19]*[.G32]" office:value-type="float" office:value="680.222603880612">
            <text:p>680.2226038806</text:p>
          </table:table-cell>
          <table:table-cell table:number-columns-repeated="4"/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344">
            <text:p>344</text:p>
          </table:table-cell>
          <table:table-cell office:value-type="float" office:value="68.06">
            <text:p>68.06</text:p>
          </table:table-cell>
          <table:table-cell office:value-type="float" office:value="537123">
            <text:p>537123</text:p>
          </table:table-cell>
          <table:table-cell office:value-type="float" office:value="711.082">
            <text:p>711.082</text:p>
          </table:table-cell>
          <table:table-cell office:value-type="float" office:value="33718">
            <text:p>33718</text:p>
          </table:table-cell>
          <table:table-cell table:formula="of:=POWER((LOG([.F33]; 2) / LOG([.$F$19]; 2)); [.$L$1])" office:value-type="float" office:value="1.86991920293318">
            <text:p>1.8699192029</text:p>
          </table:table-cell>
          <table:table-cell table:style-name="ce1" table:formula="of:=[.$E$19]*[.G33]" office:value-type="float" office:value="707.513849137015">
            <text:p>707.513849137</text:p>
          </table:table-cell>
          <table:table-cell table:number-columns-repeated="4"/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41">
            <text:p>341</text:p>
          </table:table-cell>
          <table:table-cell office:value-type="float" office:value="70.429">
            <text:p>70.429</text:p>
          </table:table-cell>
          <table:table-cell office:value-type="float" office:value="537123">
            <text:p>537123</text:p>
          </table:table-cell>
          <table:table-cell office:value-type="float" office:value="730.196">
            <text:p>730.196</text:p>
          </table:table-cell>
          <table:table-cell office:value-type="float" office:value="40461">
            <text:p>40461</text:p>
          </table:table-cell>
          <table:table-cell table:formula="of:=POWER((LOG([.F34]; 2) / LOG([.$F$19]; 2)); [.$L$1])" office:value-type="float" office:value="1.94362016883891">
            <text:p>1.9436201688</text:p>
          </table:table-cell>
          <table:table-cell table:style-name="ce1" table:formula="of:=[.$E$19]*[.G34]" office:value-type="float" office:value="735.399788802902">
            <text:p>735.3997888029</text:p>
          </table:table-cell>
          <table:table-cell table:number-columns-repeated="4"/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61">
            <text:p>361</text:p>
          </table:table-cell>
          <table:table-cell office:value-type="float" office:value="71.09">
            <text:p>71.09</text:p>
          </table:table-cell>
          <table:table-cell office:value-type="float" office:value="537123">
            <text:p>537123</text:p>
          </table:table-cell>
          <table:table-cell office:value-type="float" office:value="760.234">
            <text:p>760.234</text:p>
          </table:table-cell>
          <table:table-cell office:value-type="float" office:value="48553">
            <text:p>48553</text:p>
          </table:table-cell>
          <table:table-cell table:formula="of:=POWER((LOG([.F35]; 2) / LOG([.$F$19]; 2)); [.$L$1])" office:value-type="float" office:value="2.01890013044273">
            <text:p>2.0189001304</text:p>
          </table:table-cell>
          <table:table-cell table:style-name="ce1" table:formula="of:=[.$E$19]*[.G35]" office:value-type="float" office:value="763.883166755094">
            <text:p>763.8831667551</text:p>
          </table:table-cell>
          <table:table-cell table:number-columns-repeated="4"/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67">
            <text:p>367</text:p>
          </table:table-cell>
          <table:table-cell office:value-type="float" office:value="74.602">
            <text:p>74.602</text:p>
          </table:table-cell>
          <table:table-cell office:value-type="float" office:value="936107">
            <text:p>936107</text:p>
          </table:table-cell>
          <table:table-cell office:value-type="float" office:value="795.432">
            <text:p>795.432</text:p>
          </table:table-cell>
          <table:table-cell office:value-type="float" office:value="58263">
            <text:p>58263</text:p>
          </table:table-cell>
          <table:table-cell table:formula="of:=POWER((LOG([.F36]; 2) / LOG([.$F$19]; 2)); [.$L$1])" office:value-type="float" office:value="2.09575835668631">
            <text:p>2.0957583567</text:p>
          </table:table-cell>
          <table:table-cell table:style-name="ce1" table:formula="of:=[.$E$19]*[.G36]" office:value-type="float" office:value="792.963706385971">
            <text:p>792.963706386</text:p>
          </table:table-cell>
          <table:table-cell table:number-columns-repeated="4"/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81">
            <text:p>381</text:p>
          </table:table-cell>
          <table:table-cell office:value-type="float" office:value="78.832">
            <text:p>78.832</text:p>
          </table:table-cell>
          <table:table-cell office:value-type="float" office:value="936107">
            <text:p>936107</text:p>
          </table:table-cell>
          <table:table-cell office:value-type="float" office:value="821.185">
            <text:p>821.185</text:p>
          </table:table-cell>
          <table:table-cell office:value-type="float" office:value="69915">
            <text:p>69915</text:p>
          </table:table-cell>
          <table:table-cell table:formula="of:=POWER((LOG([.F37]; 2) / LOG([.$F$19]; 2)); [.$L$1])" office:value-type="float" office:value="2.17420422172122">
            <text:p>2.1742042217</text:p>
          </table:table-cell>
          <table:table-cell table:style-name="ce1" table:formula="of:=[.$E$19]*[.G37]" office:value-type="float" office:value="822.644954555772">
            <text:p>822.6449545558</text:p>
          </table:table-cell>
          <table:table-cell table:number-columns-repeated="4"/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375">
            <text:p>375</text:p>
          </table:table-cell>
          <table:table-cell office:value-type="float" office:value="81.923">
            <text:p>81.923</text:p>
          </table:table-cell>
          <table:table-cell office:value-type="float" office:value="936107">
            <text:p>936107</text:p>
          </table:table-cell>
          <table:table-cell office:value-type="float" office:value="851.857">
            <text:p>851.857</text:p>
          </table:table-cell>
          <table:table-cell office:value-type="float" office:value="83898">
            <text:p>83898</text:p>
          </table:table-cell>
          <table:table-cell table:formula="of:=POWER((LOG([.F38]; 2) / LOG([.$F$19]; 2)); [.$L$1])" office:value-type="float" office:value="2.25424684080256">
            <text:p>2.2542468408</text:p>
          </table:table-cell>
          <table:table-cell table:style-name="ce1" table:formula="of:=[.$E$19]*[.G38]" office:value-type="float" office:value="852.9303601671">
            <text:p>852.9303601671</text:p>
          </table:table-cell>
          <table:table-cell table:number-columns-repeated="4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20:56:2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3:58:39.49</meta:creation-date>
    <dc:date>2018-12-28T20:56:22.34</dc:date>
    <meta:editing-duration>PT18M11S</meta:editing-duration>
    <meta:editing-cycles>9</meta:editing-cycles>
    <meta:generator>OpenOffice/4.1.5$Win32 OpenOffice.org_project/415m1$Build-9789</meta:generator>
    <meta:document-statistic meta:table-count="3" meta:cell-count="306" meta:object-count="0"/>
  </office:meta>
</office:document-meta>
</file>